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list-style-name="LFO1" style:family="paragraph"/>
    <style:style style:name="T16" style:parent-style-name="DefaultParagraphFont" style:family="text">
      <style:text-properties fo:font-style="italic" style:font-style-asian="italic" style:font-style-complex="italic"/>
    </style:style>
    <style:style style:name="T17" style:parent-style-name="DefaultParagraphFont" style:family="text">
      <style:text-properties fo:font-style="italic" style:font-style-asian="italic" style:font-style-complex="italic"/>
    </style:style>
    <style:style style:name="P18" style:parent-style-name="Standard" style:list-style-name="LFO1" style:family="paragraph"/>
    <style:style style:name="P19" style:parent-style-name="Standard" style:list-style-name="LFO1" style:family="paragraph"/>
    <style:style style:name="P20" style:parent-style-name="Standard" style:list-style-name="LFO1" style:family="paragraph"/>
    <style:style style:name="P21" style:parent-style-name="Standard" style:list-style-name="LFO1" style:family="paragraph"/>
    <style:style style:name="P22" style:parent-style-name="Standard" style:list-style-name="LFO1" style:family="paragraph"/>
    <style:style style:name="P23" style:parent-style-name="Standard" style:list-style-name="LFO1" style:family="paragraph"/>
    <style:style style:name="T24" style:parent-style-name="DefaultParagraphFont" style:family="text">
      <style:text-properties fo:font-style="italic" style:font-style-asian="italic" style:font-style-complex="italic"/>
    </style:style>
    <style:style style:name="P25" style:parent-style-name="Standard" style:family="paragraph">
      <style:text-properties fo:font-weight="bold" style:font-weight-asian="bold" style:font-weight-complex="bold"/>
    </style:style>
    <style:style style:name="P26" style:parent-style-name="Standard" style:family="paragraph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fo:font-style="italic" style:font-style-asian="italic" style:font-style-complex="italic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Standard" style:family="paragraph">
      <style:paragraph-properties fo:margin-left="0.4923in" fo:text-indent="0.4923in">
        <style:tab-stops/>
      </style:paragraph-properties>
    </style:style>
    <style:style style:name="P31" style:parent-style-name="Standard" style:family="paragraph">
      <style:paragraph-properties fo:margin-left="0.9847in">
        <style:tab-stops/>
      </style:paragraph-properties>
    </style:style>
    <style:style style:name="P32" style:parent-style-name="Standard" style:family="paragraph">
      <style:paragraph-properties fo:margin-left="0.4923in" fo:text-indent="0.4923in">
        <style:tab-stops/>
      </style:paragraph-properties>
    </style:style>
    <style:style style:name="P33" style:parent-style-name="Standard" style:family="paragraph">
      <style:paragraph-properties fo:margin-left="0.9847in">
        <style:tab-stops/>
      </style:paragraph-properties>
    </style:style>
    <style:style style:name="T34" style:parent-style-name="DefaultParagraphFont" style:family="text">
      <style:text-properties fo:font-style="italic" style:font-style-asian="italic" style:font-style-complex="italic"/>
    </style:style>
    <style:style style:name="T35" style:parent-style-name="DefaultParagraphFont" style:family="text">
      <style:text-properties fo:font-style="italic" style:font-style-asian="italic" style:font-style-complex="italic"/>
    </style:style>
    <style:style style:name="P36" style:parent-style-name="Standard" style:family="paragraph">
      <style:paragraph-properties fo:margin-left="0.4923in" fo:text-indent="0.4923in">
        <style:tab-stops/>
      </style:paragraph-properties>
    </style:style>
    <style:style style:name="P37" style:parent-style-name="Standard" style:family="paragraph">
      <style:paragraph-properties fo:margin-left="0.9847in">
        <style:tab-stops/>
      </style:paragraph-properties>
    </style:style>
    <style:style style:name="P38" style:parent-style-name="Standard" style:family="paragraph">
      <style:paragraph-properties fo:margin-left="0.4923in" fo:text-indent="0.4923in">
        <style:tab-stops/>
      </style:paragraph-properties>
    </style:style>
    <style:style style:name="P39" style:parent-style-name="Standard" style:family="paragraph">
      <style:paragraph-properties fo:margin-left="0.4923in" fo:text-indent="0.4923in">
        <style:tab-stops/>
      </style:paragraph-properties>
    </style:style>
    <style:style style:name="T40" style:parent-style-name="DefaultParagraphFont" style:family="text">
      <style:text-properties fo:font-style="italic" style:font-style-asian="italic" style:font-style-complex="italic"/>
    </style:style>
    <style:style style:name="T41" style:parent-style-name="DefaultParagraphFont" style:family="text">
      <style:text-properties fo:font-style="italic" style:font-style-asian="italic" style:font-style-complex="italic"/>
    </style:style>
    <style:style style:name="T42" style:parent-style-name="DefaultParagraphFont" style:family="text">
      <style:text-properties fo:font-style="italic" style:font-style-asian="italic" style:font-style-complex="italic"/>
    </style:style>
    <style:style style:name="P43" style:parent-style-name="Standard" style:family="paragraph">
      <style:text-properties fo:font-weight="bold" style:font-weight-asian="bold" style:font-weight-complex="bold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P45" style:parent-style-name="Standard" style:family="paragraph">
      <style:text-properties fo:font-weight="bold" style:font-weight-asian="bold" style:font-weight-complex="bold"/>
    </style:style>
    <style:style style:name="P46" style:parent-style-name="Standard" style:family="paragraph">
      <style:text-properties fo:font-weight="bold" style:font-weight-asian="bold" style:font-weight-complex="bold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P48" style:parent-style-name="Standard" style:family="paragraph">
      <style:text-properties fo:font-weight="bold" style:font-weight-asian="bold" style:font-weight-complex="bold"/>
    </style:style>
    <style:style style:name="P49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Use Case Name:<text:s/></text:span>“Take a turn”</text:p>
      <text:p text:style-name="P3"/>
      <text:p text:style-name="Standard"><text:span text:style-name="T4">Primary Actor:<text:s/></text:span>User(s)</text:p>
      <text:p text:style-name="P5"/>
      <text:p text:style-name="P6">Stakeholders and Interests:</text:p>
      <text:p text:style-name="Standard"><text:span text:style-name="T7"><text:tab/></text:span>-The player should be presented with a clearly defined board and know what color robot piece belongs to them.</text:p>
      <text:p text:style-name="Standard"><text:tab/>-The player should know when it’s<text:s/>their turn to play</text:p>
      <text:p text:style-name="Standard"><text:tab/>-The player should be able to maneuver their game piece around the board</text:p>
      <text:p text:style-name="P8"/>
      <text:p text:style-name="P9">Preconditions:</text:p>
      <text:p text:style-name="Standard"><text:tab/>-The board should be set up in a random configuration of 4 sections, 4 robot pieces and target squares all distributed randomly. Each of the robot<text:s/>pieces should be placed on the board such that they do not start on a target square.</text:p>
      <text:p text:style-name="Standard"><text:tab/>-A target square has been selected</text:p>
      <text:p text:style-name="Standard"><text:tab/>-All human players are aware of which target square has been selected</text:p>
      <text:p text:style-name="Standard"><text:tab/>-The system knows the location of all robot pieces</text:p>
      <text:p text:style-name="P10"/>
      <text:p text:style-name="P11">Success Guarantee:</text:p>
      <text:p text:style-name="Standard"><text:span text:style-name="T12"><text:tab/></text:span>-The robot piece belonging to the player whose turn it is has moved to the square as a result of the path chosen</text:p>
      <text:p text:style-name="Standard"><text:tab/>-Results of the selected path (number of turns) is recorded for the player whose turn it is</text:p>
      <text:p text:style-name="Standard"><text:tab/>-The system indicates it is the turn of the next player or end of the round</text:p>
      <text:p text:style-name="P13"/>
      <text:p text:style-name="P14">Main Success Scenario:</text:p>
      <text:list text:style-name="LFO1" text:continue-numbering="true">
        <text:list-item>
          <text:p text:style-name="P15">The<text:s/>system indicates whose turn it is<text:s/>and gives control to the user to move their robot piece<text:s/><text:span text:style-name="T16">[Alt 1: The user would like to save the game and exit</text:span><text:span text:style-name="T17">; Alt 2: The user would like to reset the game; Alt 3: The user decides to exit the game]</text:span></text:p>
        </text:list-item>
        <text:list-item>
          <text:p text:style-name="P18">The player whose turn it is selects a path<text:s/>they presume is the shortest path<text:s/>by means of up, down, left, and right directions until a target square is reached</text:p>
        </text:list-item>
        <text:list-item>
          <text:p text:style-name="P19">The system<text:s/>moves the player’s piece across the board, following the user’s steps</text:p>
        </text:list-item>
        <text:list-item>
          <text:p text:style-name="P20">The system keeps track<text:s/>and records<text:s/>of the number of times the robot piece changes direction based on the path chosen</text:p>
        </text:list-item>
        <text:list-item>
          <text:p text:style-name="P21">Once the target square is reached, the system ends the user’s turn and the user can no longer move their robot piece</text:p>
        </text:list-item>
        <text:list-item>
          <text:p text:style-name="P22">The system records the<text:s/>new location of the robot piece</text:p>
        </text:list-item>
        <text:list-item>
          <text:p text:style-name="P23">The system gives the results (number of steps and/or time) of the player’s turn.<text:s/><text:span text:style-name="T24"><text:s/>Use case ends</text:span></text:p>
        </text:list-item>
      </text:list>
      <text:p text:style-name="P25"/>
      <text:p text:style-name="P26">Alternate Flows:</text:p>
      <text:p text:style-name="Standard"><text:span text:style-name="T27"><text:tab/></text:span><text:span text:style-name="T28">Alt 1:</text:span></text:p>
      <text:p text:style-name="Standard"><text:span text:style-name="T29"><text:tab/></text:span>-Save<text:s/>the game:<text:s/></text:p>
      <text:p text:style-name="P30">1. The user selects to save the game’s progress and exit the<text:s/>game</text:p>
      <text:p text:style-name="P31">2. The system requests the user confirm their choice and notifies the user that all progress will saved until the user elects to load a saved game</text:p>
      <text:p text:style-name="P32">3. The user elects to save the game</text:p>
      <text:p text:style-name="P33">4. The system automatically saves all progress: location of robot pieces, tally of scores, location of tokens and exits the game.<text:s/><text:span text:style-name="T34">Use case ends</text:span></text:p>
      <text:p text:style-name="Standard"><text:tab/><text:span text:style-name="T35">Alt 2:</text:span></text:p>
      <text:soft-page-break/>
      <text:p text:style-name="Standard"><text:tab/>-Reset the game:<text:s/></text:p>
      <text:p text:style-name="P36">1. The user selects to reset the game.</text:p>
      <text:p text:style-name="P37">2. The system asks the user to confirm their selection and notifies the user that all progress will be lost if they choose to continue<text:tab/></text:p>
      <text:p text:style-name="P38">3. The user confirms their choice</text:p>
      <text:p text:style-name="P39">4. The system resets the game configuration and all progress is lost.<text:s/><text:span text:style-name="T40">Use case ends</text:span></text:p>
      <text:p text:style-name="Standard"><text:tab/><text:span text:style-name="T41">Alt 3:</text:span></text:p>
      <text:p text:style-name="Standard"><text:tab/>-Exit<text:s/>the game</text:p>
      <text:p text:style-name="Standard"><text:tab/><text:tab/>1. The user selects to exit the game</text:p>
      <text:p text:style-name="Standard"><text:tab/><text:tab/>2. The system asks the user to confirm their choice and notifies the user that all progress will be lost if they choose to continue</text:p>
      <text:p text:style-name="Standard"><text:tab/><text:tab/>3. The user confirms their selection</text:p>
      <text:p text:style-name="Standard"><text:tab/><text:tab/>4. The system ends the game, losing all progress.<text:s/><text:span text:style-name="T42">Use case ends</text:span></text:p>
      <text:p text:style-name="Standard"/>
      <text:p text:style-name="P43">Exceptions:</text:p>
      <text:p text:style-name="Standard"><text:span text:style-name="T44"><text:tab/></text:span>If the user selects an invalid path, they will be prompted to choose again <text:s/></text:p>
      <text:p text:style-name="P45"/>
      <text:p text:style-name="P46">Special Requirements:</text:p>
      <text:p text:style-name="Standard"><text:span text:style-name="T47"><text:tab/>-</text:span>The game should give a hint of where to first move the robot piece. This can be enabled/disabled by the user.</text:p>
      <text:p text:style-name="Standard"><text:tab/>-The user should be able to save a game<text:s/>and return to it later to complete it.</text:p>
      <text:p text:style-name="P48"/>
      <text:p text:style-name="P49">Open Issues:</text:p>
      <text:p text:style-name="Standard"><text:tab/>-How will a token be rewarded if two or more players choose the same path<text:s/>with the same number of moves?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ivine Ndaya</dc:creator>
    <meta:creation-date>2020-03-06T15:19:00Z</meta:creation-date>
    <dc:date>2020-03-06T15:19:00Z</dc:date>
    <meta:print-date>2020-03-05T20:51:00Z</meta:print-date>
    <meta:template xlink:href="Normal" xlink:type="simple"/>
    <meta:editing-cycles>2</meta:editing-cycles>
    <meta:editing-duration>PT0S</meta:editing-duration>
    <meta:document-statistic meta:page-count="2" meta:paragraph-count="6" meta:word-count="508" meta:character-count="3398" meta:row-count="24" meta:non-whitespace-character-count="2896"/>
  </office:meta>
</office:document-meta>
</file>